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111111" draw:marker-start-width="0.352cm" draw:marker-end-width="0.352cm" draw:fill="none" draw:fill-color="#000000" draw:textarea-vertical-align="middle" draw:auto-grow-height="false" fo:min-height="2.968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0" style:family="graphic" style:parent-style-name="objectwithoutfill">
      <style:graphic-properties draw:marker-end="Arrowheads_20_2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9cm" fo:min-width="0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 style:list-style-name="L3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prokom3-argumenMathArray1-title">
      <style:graphic-properties fo:min-height="2.143cm"/>
    </style:style>
    <style:style style:name="pr11" style:family="presentation" style:parent-style-name="prokom3-argumenMathArray1-outline1">
      <style:graphic-properties fo:min-height="11.8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>
      <style:graphic-properties fo:min-height="11.843cm"/>
    </style:style>
    <style:style style:name="pr14" style:family="presentation" style:parent-style-name="Jugo1-title">
      <style:graphic-properties fo:min-height="2.957cm"/>
    </style:style>
    <style:style style:name="pr15" style:family="presentation" style:parent-style-name="prokom3-argumenMathArray1-title">
      <style:graphic-properties fo:min-height="2.957cm"/>
    </style:style>
    <style:style style:name="pr16" style:family="presentation" style:parent-style-name="Jugo1-title">
      <style:graphic-properties fo:min-height="2.906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3300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26pt" fo:background-color="transparen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2" style:family="paragraph">
      <loext:graphic-properties draw:fill="none" draw:fill-color="#ffffff"/>
      <style:text-properties fo:color="#dd4814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cc330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666666" fo:font-size="26pt" style:font-size-asian="26pt" style:font-size-complex="26pt"/>
    </style:style>
    <style:style style:name="T6" style:family="text">
      <style:text-properties fo:color="#ff3300" fo:font-size="28pt" style:font-size-asian="28pt" style:font-size-complex="28pt"/>
    </style:style>
    <style:style style:name="T7" style:family="text">
      <style:text-properties fo:color="#666666" fo:font-size="26pt" fo:background-color="transparent" style:font-size-asian="26pt" style:font-size-complex="26pt"/>
    </style:style>
    <style:style style:name="T8" style:family="text">
      <style:text-properties fo:color="#666666" fo:font-size="26pt" fo:font-weight="bold" fo:background-color="transparent" style:font-size-asian="26pt" style:font-weight-asian="bold" style:font-size-complex="2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dd4814" fo:font-size="24pt" style:font-size-asian="24pt" style:font-size-complex="24pt"/>
    </style:style>
    <style:style style:name="T13" style:family="text">
      <style:text-properties fo:color="#cc3300" fo:font-size="24pt" style:font-size-asian="24pt" style:font-size-complex="24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3: 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Function, Variable, Return Value, Recursive, Parameter</text:span></text:p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unction</text:p>
              </text:list-item>
              <text:list-item>
                <text:p>Prototype</text:p>
              </text:list-item>
              <text:list-item>
                <text:p>Return value (without return value &gt; procedure)</text:p>
              </text:list-item>
              <text:list-item>
                <text:p>Parameter</text:p>
              </text:list-item>
              <text:list-item>
                <text:p>Global Vs Local Variable</text:p>
              </text:list-item>
              <text:list-item>
                <text:p>Recur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8cm" svg:y="0.2cm" presentation:class="title" presentation:user-transformed="true">
          <draw:text-box>
            <text:p>Structure of C language</text:p>
          </draw:text-box>
        </draw:frame>
        <draw:frame presentation:style-name="pr8" draw:text-style-name="P3" draw:layer="layout" svg:width="21.1cm" svg:height="12.093cm" svg:x="4.7cm" svg:y="3.1cm" presentation:class="outline" presentation:user-transformed="true">
          <draw:text-box>
            <text:list text:style-name="L3">
              <text:list-item>
                <text:p>#include &lt;<text:span text:style-name="T2">stdio.h</text:span>&gt;<text:tab/><text:tab/><text:tab/><text:tab/><text:tab/><text:tab/> header</text:p>
              </text:list-item>
              <text:list-item>
                <text:p><text:span text:style-name="T3">int</text:span> main(<text:span text:style-name="T2">void</text:span>)<text:tab/><text:tab/><text:tab/><text:tab/><text:tab/><text:tab/><text:tab/><text:tab/> </text:p>
              </text:list-item>
              <text:list-item>
                <text:p>{<text:tab/><text:tab/><text:tab/><text:tab/><text:tab/><text:tab/><text:tab/><text:tab/><text:tab/><text:tab/><text:tab/><text:tab/></text:p>
              </text:list-item>
              <text:list-item>
                <text:p><text:s text:c="5"/>// code here</text:p>
              </text:list-item>
              <text:list-item>
                <text:p><text:span text:style-name="T4"><text:s text:c="5"/></text:span><text:span text:style-name="T3">return 0</text:span>;</text:p>
              </text:list-item>
              <text:list-item>
                <text:p>}</text:p>
              </text:list-item>
            </text:list>
          </draw:text-box>
        </draw:frame>
        <draw:line draw:style-name="gr2" draw:text-style-name="P4" draw:layer="layout" svg:x1="15cm" svg:y1="3.7cm" svg:x2="19.8cm" svg:y2="3.7cm">
          <text:p/>
        </draw:line>
        <draw:custom-shape draw:style-name="gr3" draw:text-style-name="P5" draw:layer="layout" svg:width="1.6cm" svg:height="3.5cm" svg:x="15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6" draw:layer="layout" svg:width="5.2cm" svg:height="1.288cm" svg:x="18.5cm" svg:y="7.812cm">
          <draw:text-box>
            <text:p><text:span text:style-name="T5">body</text:span></text:p>
          </draw:text-box>
        </draw:frame>
        <draw:frame draw:style-name="gr5" draw:text-style-name="P8" xml:id="id1" draw:id="id1" draw:layer="layout" svg:width="3.8cm" svg:height="2.479cm" svg:x="0.2cm" svg:y="3.821cm">
          <draw:text-box>
            <text:p text:style-name="P7"><text:span text:style-name="T6">Return type</text:span></text:p>
          </draw:text-box>
        </draw:frame>
        <draw:line draw:style-name="gr2" draw:text-style-name="P4" draw:layer="layout" svg:x1="4.9cm" svg:y1="5.2cm" svg:x2="3.5cm" svg:y2="5.2cm">
          <text:p/>
        </draw:line>
        <draw:line draw:style-name="gr2" draw:text-style-name="P4" draw:layer="layout" svg:x1="14.6cm" svg:y1="5.3cm" svg:x2="19.9cm" svg:y2="5.3cm">
          <text:p/>
        </draw:line>
        <draw:frame draw:style-name="gr5" draw:text-style-name="P8" draw:layer="layout" svg:width="6.7cm" svg:height="2.479cm" svg:x="20.3cm" svg:y="4.622cm">
          <draw:text-box>
            <text:p text:style-name="P7"><text:span text:style-name="T6">Main function</text:span></text:p>
          </draw:text-box>
        </draw:frame>
        <draw:frame draw:style-name="gr6" draw:text-style-name="P9" xml:id="id2" draw:id="id2" draw:layer="layout" svg:width="20.2cm" svg:height="5.436cm" svg:x="4.4cm" svg:y="13.4cm">
          <draw:text-box>
            <text:p text:style-name="P7"><text:span text:style-name="T7">Return 0; will return zero (which is the integer <text:s/>referred to on line </text:span><text:span text:style-name="T8">2</text:span><text:span text:style-name="T7">) to the operating</text:span></text:p>
            <text:p text:style-name="P7"><text:span text:style-name="T7">system. When a program runs successfully its return value is zero. A non-zero value is returned to </text:span><text:span text:style-name="T8">indicate a warning or error</text:span><text:span text:style-name="T7">.</text:span></text:p>
          </draw:text-box>
        </draw:frame>
        <draw:line draw:style-name="gr2" draw:text-style-name="P4" draw:layer="layout" svg:x1="8.8cm" svg:y1="10.6cm" svg:x2="8.8cm" svg:y2="13.4cm">
          <text:p/>
        </draw:line>
        <draw:connector draw:style-name="gr2" draw:text-style-name="P4" draw:layer="layout" svg:x1="2.1cm" svg:y1="6.3cm" svg:x2="4.4cm" svg:y2="16.118cm" draw:start-shape="id1" draw:start-glue-point="2" draw:end-shape="id2" draw:end-glue-point="3" svg:d="M2100 6300v9818h2300" svg:viewBox="0 0 2301 9819">
          <text:p/>
        </draw:connecto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 or Subroutine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A function is a subroutine that contains one or more C statements</text:p>
              </text:list-item>
              <text:list-item>
                <text:p>A function is called by using its name</text:p>
              </text:list-item>
              <text:list-item>
                <text:p>The C standard function library is a collection of functions supplied by <text:span text:style-name="T2">all C compilers</text:span></text:p>
              </text:list-item>
              <text:list-item>
                <text:p><text:span text:style-name="T9">Function</text:span></text:p>
                <text:list>
                  <text:list-item>
                    <text:p><text:span text:style-name="T2">Without</text:span><text:span text:style-name="T9"> return value --&gt; procedure</text:span></text:p>
                  </text:list-item>
                  <text:list-item>
                    <text:p><text:span text:style-name="T9">With </text:span><text:span text:style-name="T2">return</text:span><text:span text:style-name="T9">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why we use it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Modular programming</text:p>
              </text:list-item>
              <text:list-item>
                <text:p>Top – down design</text:p>
              </text:list-item>
              <text:list-item>
                <text:p>Shorten the program</text:p>
              </text:list-item>
              <text:list-item>
                <text:p>Code efficiency</text:p>
              </text:list-item>
              <text:list-item>
                <text:p>Error che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how to make...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Declare the function with a <text:span text:style-name="T2">function prototype</text:span>.</text:p>
              </text:list-item>
              <text:list-item>
                <text:p>Use the function from within a program with a function call.</text:p>
              </text:list-item>
              <text:list-item>
                <text:p>Define the f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oid Function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item>
                <text:p>If a function does not return a value, then a special "TYPE" is used to tell the computer this. The return type is "void" (all lower case).</text:p>
              </text:list-item>
              <text:list-item>
                <text:p>Void functions are mostly used in two classes of functions.</text:p>
                <text:list>
                  <text:list-item>
                    <text:p>The first is a function that prints information for the user to read. For example (for our purposes), the printf function is treated as a void function. (In actuality, printf returns an integer which is the number of characters printed... but we almost always ignore this value.)</text:p>
                  </text:list-item>
                  <text:list-item>
                    <text:p>The second use of void functions is with "reference" parameters (e.g., Arrays). A reference parameter is not a copy of the input data, as is so often the case. A reference parameter is an "alias" for the same bucket in memory as the input data. Thus any change made to a reference parameter is in fact made to the original variab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14" draw:layer="layout" svg:width="25.4cm" svg:height="2.957cm" svg:x="2.2cm" svg:y="2.193cm" presentation:class="title" presentation:user-transformed="true">
          <draw:text-box>
            <text:p>satuFungsi.c Vs duaFungsi.c 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<text:span text:style-name="T2">int</text:span> main(void) {</text:p>
                <text:list>
                  <text:list-header>
                    <text:p>printf("Saya memanggil fungsi kedua,\n");</text:p>
                    <text:p><text:span text:style-name="T2">fungsiKedua</text:span>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frame draw:style-name="gr7" draw:text-style-name="P11" draw:layer="layout" svg:width="8.4cm" svg:height="1.365cm" svg:x="18.9cm" svg:y="19.2cm">
          <draw:text-box>
            <text:p text:style-name="P7"><text:span text:style-name="T10">tigaFungsi.c ?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rototype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void fungsiKedua();<text:tab/><text:tab/><text:tab/><text:tab/><text:tab/><text:tab/><text:tab/><text:tab/> <text:s text:c="33"/><text:span text:style-name="T2">Prototype</text:span><text:tab/></text:p>
                <text:p><text:span text:style-name="T2">int</text:span> main(<text:span text:style-name="T2">void</text:span>)<text:tab/><text:tab/><text:tab/><text:tab/><text:tab/><text:tab/><text:tab/><text:tab/></text:p>
                <text:p>{</text:p>
                <text:list>
                  <text:list-header>
                    <text:p>//</text:p>
                    <text:p>return 0;</text:p>
                  </text:list-header>
                </text:list>
                <text:p>}</text:p>
                <text:p/>
                <text:p><text:span text:style-name="T2">void</text:span> fungsiKedua()<text:tab/><text:tab/><text:tab/><text:tab/><text:tab/><text:tab/> <text:s text:c="33"/>Function</text:p>
                <text:p>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4" draw:layer="layout" svg:x1="12.5cm" svg:y1="5.6cm" svg:x2="18.1cm" svg:y2="5.6cm">
          <text:p/>
        </draw:line>
        <draw:line draw:style-name="gr2" draw:text-style-name="P4" draw:layer="layout" svg:x1="12.4cm" svg:y1="7.051cm" svg:x2="18cm" svg:y2="7.051cm">
          <text:p/>
        </draw:line>
        <draw:line draw:style-name="gr2" draw:text-style-name="P4" draw:layer="layout" svg:x1="12.4cm" svg:y1="15.2cm" svg:x2="18cm" svg:y2="15.2cm">
          <text:p/>
        </draw:line>
        <draw:frame draw:style-name="gr8" draw:text-style-name="P12" draw:layer="layout" svg:width="8.2cm" svg:height="3.11cm" svg:x="18.1cm" svg:y="6.4cm">
          <draw:text-box>
            <text:p><text:span text:style-name="T11">Main function</text:span><text:span text:style-name="T12"> tidak memiliki argumen</text:span></text:p>
          </draw:text-box>
        </draw:frame>
        <draw:frame draw:style-name="gr8" draw:text-style-name="P12" draw:layer="layout" svg:width="8.2cm" svg:height="3.11cm" svg:x="18.3cm" svg:y="16.801cm">
          <draw:text-box>
            <text:p><text:span text:style-name="T12">Doesn't return anything, only side effect</text:span></text:p>
          </draw:text-box>
        </draw:frame>
        <draw:frame draw:style-name="gr9" draw:text-style-name="P13" draw:layer="layout" svg:width="8.2cm" svg:height="2.157cm" svg:x="18.1cm" svg:y="12cm">
          <draw:text-box>
            <text:p><text:span text:style-name="T13">Functions with no return value</text:span></text:p>
          </draw:text-box>
        </draw:frame>
        <draw:polyline draw:style-name="gr10" draw:text-style-name="P4" draw:layer="layout" svg:width="0.999cm" svg:height="13.599cm" draw:transform="rotate (1.5707963267949) translate (4.2cm 14.4cm)" svg:viewBox="0 0 1000 13600" draw:points="0,0 1000,0 1000,13600">
          <text:p/>
        </draw:polyline>
        <draw:line draw:style-name="gr2" draw:text-style-name="P4" draw:layer="layout" svg:x1="14.8cm" svg:y1="17.9cm" svg:x2="18cm" svg:y2="17.9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draw:frame presentation:style-name="pr10" draw:layer="layout" svg:width="23.5cm" svg:height="2.143cm" svg:x="2.2cm" svg:y="2.6cm" presentation:class="title">
          <draw:text-box>
            <text:p>Prototyping Fungsi, when...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Fungsi utama (main)</text:p>
                <text:p>Fungsi tambahan</text:p>
                <text:p/>
                <text:p>Fungsi tambahan</text:p>
                <text:p>Fungsi utama (main)</text:p>
              </text:list-header>
            </text:list>
          </draw:text-box>
        </draw:frame>
        <draw:line draw:style-name="gr2" draw:text-style-name="P4" draw:layer="layout" svg:x1="13cm" svg:y1="10.4cm" svg:x2="17.8cm" svg:y2="10.4cm">
          <text:p/>
        </draw:line>
        <draw:frame draw:style-name="gr11" draw:text-style-name="P14" draw:layer="layout" svg:width="8.2cm" svg:height="2.479cm" svg:x="19cm" svg:y="9.8cm">
          <draw:text-box>
            <text:p><text:span text:style-name="T14">Tidak perlu prototyping</text:span></text:p>
          </draw:text-box>
        </draw:frame>
        <draw:frame draw:style-name="gr11" draw:text-style-name="P14" draw:layer="layout" svg:width="8.2cm" svg:height="2.479cm" svg:x="19cm" svg:y="5.1cm">
          <draw:text-box>
            <text:p><text:span text:style-name="T14">Perlu prototyping</text:span></text:p>
          </draw:text-box>
        </draw:frame>
        <draw:line draw:style-name="gr2" draw:text-style-name="P4" draw:layer="layout" svg:x1="13cm" svg:y1="5.8cm" svg:x2="17.8cm" svg:y2="5.8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draw:frame presentation:style-name="pr10" draw:layer="layout" svg:width="23.5cm" svg:height="2.143cm" svg:x="2.2cm" svg:y="2.6cm" presentation:class="title">
          <draw:text-box>
            <text:p>Fungsi tidak Mengembalikan Nilai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draw:frame presentation:style-name="pr15" draw:layer="layout" svg:width="26.2cm" svg:height="2.957cm" svg:x="1cm" svg:y="2.193cm" presentation:class="title" presentation:user-transformed="true">
          <draw:text-box>
            <text:p>Fungsi Mengembalikan Nilai --&gt; <text:span text:style-name="T2">Return</text:span>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p><text:s text:c="4"/>x = cube(x);</text:p>
                <text:p>}</text:p>
                <text:p/>
                <text:p><text:span text:style-name="T2">int</text:span> cube(int n) 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main(void)</text:p>
                <text:p>{</text:p>
                <text:p><text:s text:c="4"/>x = cube(x);</text:p>
                <text:p>}</text:p>
                <text:p/>
                <text:p>int cube(int n)</text:p>
                <text:p>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turn Value: fungsi2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p><text:s text:c="4"/>int n = positifInt();</text:p>
                <text:p><text:s text:c="4"/>printf("Terima kasih atas %i-nya!\n", n);</text:p>
                <text:p>}</text:p>
                <text:p>int positifInt(void) {</text:p>
                <text:p><text:s text:c="4"/>int n;</text:p>
                <text:p><text:s text:c="4"/>do {</text:p>
                <text:p><text:s text:c="8"/>printf("Masukkan integer postif: ");</text:p>
                <text:p><text:s text:c="8"/>scanf("%i", &amp;n);</text:p>
                <text:p><text:s text:c="4"/>}</text:p>
                <text:p><text:s text:c="4"/>while (n &lt; 1);</text:p>
                <text:p><text:span text:style-name="T2"><text:s text:c="4"/></text:span><text:span text:style-name="T2">return n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RETURN VALUE</text:span></text:p>
                <text:p>}</text:p>
              </text:list-header>
            </text:list>
          </draw:text-box>
        </draw:frame>
        <draw:line draw:style-name="gr2" draw:text-style-name="P4" draw:layer="layout" svg:x1="7.4cm" svg:y1="17.9cm" svg:x2="16cm" svg:y2="17.9cm">
          <text:p/>
        </draw:lin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Global Vs Local Variable</text:p>
          </draw:text-box>
        </draw:frame>
        <draw:frame presentation:style-name="pr13" draw:layer="layout" svg:width="23.5cm" svg:height="12.093cm" svg:x="2.2cm" svg:y="5.7cm" presentation:class="outline" presentation:user-transformed="true">
          <draw:text-box>
            <text:list text:style-name="L2">
              <text:list-header>
                <text:p>#define pi 3.14</text:p>
                <text:p>int y = 3;<text:tab/><text:tab/><text:tab/><text:tab/><text:tab/><text:tab/><text:tab/><text:tab/><text:tab/>Global</text:p>
                <text:p>int main(void)</text:p>
                <text:p>{</text:p>
                <text:p><text:s text:c="4"/>int x = 5;<text:tab/><text:tab/><text:tab/><text:tab/><text:tab/><text:tab/><text:tab/><text:tab/>Local</text:p>
                <text:p><text:s text:c="4"/>x = cube(x);</text:p>
                <text:p>}</text:p>
              </text:list-header>
            </text:list>
          </draw:text-box>
        </draw:frame>
        <draw:line draw:style-name="gr2" draw:text-style-name="P4" draw:layer="layout" svg:x1="8.8cm" svg:y1="7.9cm" svg:x2="16cm" svg:y2="7.9cm">
          <text:p/>
        </draw:line>
        <draw:line draw:style-name="gr2" draw:text-style-name="P4" draw:layer="layout" svg:x1="8.9cm" svg:y1="12.5cm" svg:x2="16.1cm" svg:y2="12.5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Parameter: Formal Vs Aktual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cube (int n);<text:tab/><text:tab/><text:tab/><text:tab/>Parameter Formal</text:p>
                <text:p>int main(void) {<text:tab/><text:tab/><text:tab/><text:tab/>tanpa Parameter</text:p>
                <text:p><text:s text:c="4"/>int y = cube(2);<text:tab/><text:tab/><text:tab/><text:tab/>Parameter Aktual</text:p>
                <text:p>}</text:p>
                <text:p/>
                <text:p>int cube(int x) {<text:tab/><text:tab/><text:tab/><text:tab/>Parameter Formal</text:p>
                <text:p><text:s text:c="4"/><text:span text:style-name="T2">return n * n * n</text:span>;</text:p>
                <text:p>}</text:p>
              </text:list-header>
            </text:list>
          </draw:text-box>
        </draw:frame>
        <draw:line draw:style-name="gr2" draw:text-style-name="P4" draw:layer="layout" svg:x1="10.6cm" svg:y1="5.7cm" svg:x2="14.2cm" svg:y2="5.7cm">
          <text:p/>
        </draw:line>
        <draw:line draw:style-name="gr2" draw:text-style-name="P4" draw:layer="layout" svg:x1="10.6cm" svg:y1="7.2cm" svg:x2="14.2cm" svg:y2="7.2cm">
          <text:p/>
        </draw:line>
        <draw:line draw:style-name="gr2" draw:text-style-name="P4" draw:layer="layout" svg:x1="10.6cm" svg:y1="13.4cm" svg:x2="14.2cm" svg:y2="13.4cm">
          <text:p/>
        </draw:line>
        <draw:line draw:style-name="gr2" draw:text-style-name="P4" draw:layer="layout" svg:x1="9.8cm" svg:y1="9.2cm" svg:x2="9cm" svg:y2="12.8cm">
          <text:p/>
        </draw:line>
        <draw:line draw:style-name="gr2" draw:text-style-name="P4" draw:layer="layout" svg:x1="11.6cm" svg:y1="8.6cm" svg:x2="14.2cm" svg:y2="8.6cm">
          <text:p/>
        </draw:lin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16" draw:layer="layout" svg:width="23.5cm" svg:height="2.906cm" svg:x="2.2cm" svg:y="2.219cm" presentation:class="title" presentation:user-transformed="true">
          <draw:text-box>
            <text:p>Rekursi<text:line-break/><text:span text:style-name="T15">Fungsi yang memanggil dirinya sendiri</text:span></text:p>
          </draw:text-box>
        </draw:frame>
        <draw:frame presentation:style-name="pr13" draw:layer="layout" svg:width="23.5cm" svg:height="14.8cm" svg:x="2.2cm" svg:y="5.7cm" presentation:class="outline" presentation:user-transformed="true">
          <draw:text-box>
            <text:list text:style-name="L2">
              <text:list-header>
                <text:p>void recurse ( int count ) <text:s/>{</text:p>
                <text:p><text:s text:c="4"/>printf( "%d\n", count );</text:p>
                <text:p><text:s text:c="4"/>recurse ( count + 1 );</text:p>
                <text:p>}</text:p>
                <text:p/>
                <text:p>int main() {</text:p>
                <text:p><text:s text:c="2"/>recurse ( 1 );</text:p>
                <text:p><text:s text:c="2"/>return 0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6H37M47S</meta:editing-duration>
    <meta:editing-cycles>108</meta:editing-cycles>
    <meta:generator>LibreOffice/5.1.6.2$Linux_X86_64 LibreOffice_project/10m0$Build-2</meta:generator>
    <dc:date>2017-03-06T16:32:55.789664257</dc:date>
    <meta:document-statistic meta:object-count="142"/>
  </office:meta>
</office:document-meta>
</file>